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8pt" svg:height="374.94pt" svg:x="124.87pt" svg:y="932.88pt">
            <loext:p draw:notify-on-update-of-ranges="Sheet1.F62:Sheet1.F65 Sheet1.G62:Sheet1.G65 Sheet1.L50:Sheet1.L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ard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1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2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3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evel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evel1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evel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evel2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evel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i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p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lv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1.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1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1.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1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1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1.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1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1.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1.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1.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2.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2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2.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2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2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2.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2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2.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9.2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p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vi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konse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044-i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ir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iroB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ta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ta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ta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rata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c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c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tes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tes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tes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tes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tes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ckelberg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var</text:p>
          </table:table-cell>
          <table:table-cell office:value-type="string" calcext:value-type="string">
            <text:p>ncons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resulta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olve</text:p>
          </table:table-cell>
          <table:table-cell table:style-name="ce1" table:formula="of:=21/60" office:value-type="float" office:value="0.35" calcext:value-type="float">
            <text:p>0.35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easible</text:p>
          </table:table-cell>
          <table:table-cell table:formula="of:=21/60" office:value-type="float" office:value="0.35" calcext:value-type="float">
            <text:p>0.35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unbounded</text:p>
          </table:table-cell>
          <table:table-cell table:formula="of:=2/60" office:value-type="float" office:value="0.0333333333333333" calcext:value-type="float">
            <text:p>0.0333333333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il</text:p>
          </table:table-cell>
          <table:table-cell table:formula="of:=16/60" office:value-type="float" office:value="0.266666666666667" calcext:value-type="float">
            <text:p>0.2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8:57:13.830096896</meta:creation-date>
    <dc:date>2017-07-10T22:09:12.892413023</dc:date>
    <meta:editing-duration>PT12H41M5S</meta:editing-duration>
    <meta:editing-cycles>3</meta:editing-cycles>
    <meta:generator>LibreOffice/5.1.6.2$Linux_X86_64 LibreOffice_project/10m0$Build-2</meta:generator>
    <meta:document-statistic meta:table-count="1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cc00"/>
    </style:style>
    <style:style style:name="ch9" style:family="chart">
      <style:chart-properties chart:solid-type="cuboid"/>
      <style:graphic-properties draw:fill-color="#66ff00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33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07cm" svg:height="13.228cm" xlink:href=".." xlink:type="simple" chart:class="chart:circle" chart:style-name="ch1">
        <chart:legend svg:x="17.234cm" svg:y="5.609cm" style:legend-expansion="custom" chartooo:width="3.402cm" chartooo:height="2.857cm" style:legend-expansion-aspect-ratio="1.1907595379769" chart:style-name="ch2"/>
        <chart:plot-area chart:style-name="ch3" table:cell-range-address="Sheet1.F62:Sheet1.G65 Sheet1.L50:Sheet1.L50" chart:data-source-has-labels="column" svg:x="4.418cm" svg:y="1.893cm" svg:width="10.658cm" svg:height="10.659cm">
          <chartooo:coordinate-region svg:x="4.418cm" svg:y="1.68cm" svg:width="10.658cm" svg:height="11.087cm"/>
          <chart:axis chart:dimension="x" chart:name="primary-x" chart:style-name="ch4" chartooo:axis-type="auto">
            <chartooo:date-scale/>
            <chart:categories table:cell-range-address="Sheet1.F62:Sheet1.F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62:Sheet1.G65" chart:class="chart:circle">
            <chart:data-point chart:style-name="ch8"/>
            <chart:data-point chart:style-name="ch9"/>
            <chart:data-point chart:style-name="ch10"/>
            <chart:data-point chart:style-name="ch11"/>
            <loext:propertry-mapping loext:property="FillColor" loext:cell-range-address="Sheet1.L50:Sheet1.L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olve</text:p>
                <draw:g>
                  <svg:desc>Sheet1.F62:Sheet1.F65</svg:desc>
                </draw:g>
              </table:table-cell>
              <table:table-cell office:value-type="float" office:value="0.35">
                <text:p>0.35</text:p>
                <draw:g>
                  <svg:desc>Sheet1.G62:Sheet1.G65</svg:desc>
                </draw:g>
              </table:table-cell>
              <table:table-cell office:value-type="float" office:value="NaN">
                <text:p>NaN</text:p>
                <draw:g>
                  <svg:desc>Sheet1.L50:Sheet1.L50</svg:desc>
                </draw:g>
              </table:table-cell>
            </table:table-row>
            <table:table-row>
              <table:table-cell office:value-type="string">
                <text:p>feasible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bounded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il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